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53bc" officeooo:paragraph-rsid="001c53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quainta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1:02:17.069382788</meta:creation-date>
    <dc:date>2017-03-09T14:33:21.384986068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